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3pt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size-asian="13pt" style:font-size-complex="13pt"/>
    </style:style>
    <style:style style:name="T2" style:family="text">
      <style:text-properties fo:color="#000000" style:font-name="Consolas" fo:font-size="10.5pt" fo:font-weight="normal"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kcja obsługi</text:p>
      <text:p text:style-name="P2">programu obsługi magazynku<text:line-break/>jakub moszyński 3azi</text:p>
      <text:p text:style-name="P2"/>
      <text:p text:style-name="P9">po włączeniu programu pojawią się 3 główne opcje:</text:p>
      <text:list xml:id="list4766088010923051536" text:style-name="L1">
        <text:list-item>
          <text:p text:style-name="P4">aktywowanie magazynu – jeśli jakieś magazyny zostały załadowane pojawią się na liście, następnie należy podać liczbę która stoi przy interesującym nas magazynie</text:p>
        </text:list-item>
        <text:list-item>
          <text:p text:style-name="P4">utworzenie nowego magazynku - <text:s/>po wybraniu należy pierw podać wielkość magazynu(nie można jej później zmienić) a następnie nazwę</text:p>
        </text:list-item>
        <text:list-item>
          <text:p text:style-name="P4">wczytanie z pliku – należy podać nazwę pliku który chcemy wczytać</text:p>
        </text:list-item>
        <text:list-item>
          <text:p text:style-name="P4">przyciskiem ESC możemy wyjść z programy (wyjście należy zatwierdzić literą T lub t)</text:p>
        </text:list-item>
      </text:list>
      <text:p text:style-name="P3"/>
      <text:p text:style-name="P9">Obsługa wybranego magazynu</text:p>
      <text:p text:style-name="P3">jest 9 narzędzi do obsługi magazynu:</text:p>
      <text:list xml:id="list6673503350071264306" text:style-name="L2">
        <text:list-item>
          <text:p text:style-name="P5">przeglądanie pojedyncze – po wybraniu pojawi się okno którego opcje opisane są poniżej</text:p>
        </text:list-item>
        <text:list-item>
          <text:p text:style-name="P5">przeglądanie wszystkich – wyświetli zawartość magazynu która nie jest w koszu</text:p>
        </text:list-item>
        <text:list-item>
          <text:p text:style-name="P5">kosz – włączy przeglądanie pojedyncze dla elementów w koszu (instrukcje kosza opisze poniżej)</text:p>
        </text:list-item>
        <text:list-item>
          <text:p text:style-name="P7"><text:span text:style-name="T1">sortowanie – po wybraniu należy pierw określić w jakim kierunku chcemy sortować (</text:span><text:span text:style-name="T2">0 - rosnąco, 1 – malejąco</text:span><text:span text:style-name="T1">) a następnie należy wybrać jedno z 3 kryteriów do sortowania (1. nazwa 2. cena 3. ID) następnie w przeglądzie pojedynczym lub wszystkich elementów można obejrzeć wyniki.</text:span></text:p>
        </text:list-item>
        <text:list-item>
          <text:p text:style-name="P7"><text:span text:style-name="T1">Wyszukiwanie – po wybraniu należy wybrać kryterium jakim chcemy wyszukać (1. nazwa 2. cena(zakres)). W przypadku wybrania wyszukiwania po nazwie należy wpisać całość lub fragment frazy którą chcemy wyszukać, natomiast w przypadku wyszukiwania po cenie należy podać przedział ewentualnie podać 2 takie same liczby, wtedy zostanie wyszukana równowartość wpisanej liczby. W obu przypadkach jeśli elementy z danymi kryteriami istnieją zostaną one wyświetlone po czym istnieje możliwość zmiany danych pojedynczego elementu, przeniesienia do kosza wyszukanych elementów, zapis do pliku i wydrukowanie danych.</text:span></text:p>
        </text:list-item>
        <text:list-item>
          <text:p text:style-name="P7"><text:span text:style-name="T1">Dodawanie pojedynczego elementu – po wybraniu tej opcji należy wypełnić ankietę na temat nowego produktu</text:span></text:p>
        </text:list-item>
        <text:list-item>
          <text:p text:style-name="P7"><text:span text:style-name="T1">Generowanie danych – ta opcja wygeneruje podaną ilość produktów</text:span></text:p>
        </text:list-item>
        <text:list-item>
          <text:p text:style-name="P7"><text:span text:style-name="T1">zapis do pliku – po wybraniu należy wybrać opcje zapisu(0. Zapisz, 1. Zapisz jako)<text:line-break/>po wybraniu „0” zostanie on zapisany do pliku o nazwie nazwy magazynu, a w przypadku „1” należy podać jeszcze nazwę pliku.</text:span></text:p>
        </text:list-item>
        <text:list-item>
          <text:p text:style-name="P7"><text:span text:style-name="T1">Drukuj – drukuje dane do pliku .txt o nazwie nazwy magazynu.</text:span></text:p>
        </text:list-item>
      </text:list>
      <text:p text:style-name="P6"><text:span text:style-name="T1"/></text:p>
      <text:p text:style-name="P8"><text:span text:style-name="T1">Obsługa podglądu pojedynczego elementu</text:span></text:p>
      <text:p text:style-name="P6"><text:span text:style-name="T1">w tym podglądzie istnieje możliwość zmiany danych oraz archiwizacji elementu. W przypadku zmiany danych należy wypełnić ankietę dotyczącą elementu</text:span></text:p>
      <text:p text:style-name="P3"/>
      <text:p text:style-name="P9"><text:soft-page-break/>Obsługa kosza</text:p>
      <text:p text:style-name="P3">w tym podglądzie istnieje możliwość zmiany danych oraz odzyskania elementu. W przypadku zmiany danych należy wypełnić ankietę dotyczącą elemen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4T23:21:32.70</meta:creation-date>
    <meta:document-statistic meta:table-count="0" meta:image-count="0" meta:object-count="0" meta:page-count="2" meta:paragraph-count="22" meta:word-count="378" meta:character-count="2545"/>
    <dc:date>2023-02-04T23:56:40.06</dc:date>
    <meta:editing-duration>PT12M56S</meta:editing-duration>
    <meta:editing-cycles>1</meta:editing-cycles>
    <meta:generator>OpenOffice/4.1.8$Win32 OpenOffice.org_project/418m3$Build-9803</meta:generator>
  </office:meta>
</office:document-meta>
</file>